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10000030D7B07B9C7.png"/>
  <manifest:file-entry manifest:media-type="image/png" manifest:full-path="Pictures/1000000000000383000002FB9FE4B4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5.6799in" draw:z-index="0"><draw:image xlink:href="Pictures/1000000000000383000002FB9FE4B454.png" xlink:type="simple" xlink:show="embed" xlink:actuate="onLoad"/></draw:frame><draw:frame draw:style-name="fr2" draw:name="graphics2" text:anchor-type="paragraph" svg:x="0in" svg:y="5.6043in" svg:width="6.6925in" svg:height="4.0299in" draw:z-index="1"><draw:image xlink:href="Pictures/10000000000005110000030D7B07B9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24S</meta:editing-duration>
    <meta:editing-cycles>3</meta:editing-cycles>
    <meta:generator>OpenOffice/4.1.11$Win32 OpenOffice.org_project/4111m1$Build-9808</meta:generator>
    <dc:date>2022-07-29T19:05:31.21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